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text-properties fo:color="#002060"/>
    </style:style>
    <style:style style:name="P3" style:parent-style-name="內文" style:family="paragraph">
      <style:text-properties fo:color="#002060"/>
    </style:style>
    <style:style style:name="P4" style:parent-style-name="內文" style:family="paragraph">
      <style:text-properties fo:color="#002060"/>
    </style:style>
    <style:style style:name="P5" style:parent-style-name="內文" style:family="paragraph">
      <style:text-properties fo:color="#002060"/>
    </style:style>
    <style:style style:name="P6" style:parent-style-name="內文" style:family="paragraph">
      <style:text-properties fo:color="#002060"/>
    </style:style>
    <style:style style:name="P7" style:parent-style-name="內文" style:family="paragraph">
      <style:text-properties fo:color="#002060"/>
    </style:style>
    <style:style style:name="P8" style:parent-style-name="內文" style:family="paragraph">
      <style:text-properties fo:color="#002060"/>
    </style:style>
    <style:style style:name="P9" style:parent-style-name="內文" style:family="paragraph">
      <style:text-properties fo:color="#002060"/>
    </style:style>
    <style:style style:name="P10" style:parent-style-name="內文" style:family="paragraph">
      <style:text-properties fo:color="#002060"/>
    </style:style>
    <style:style style:name="P11" style:parent-style-name="內文" style:family="paragraph">
      <style:text-properties fo:color="#002060"/>
    </style:style>
    <style:style style:name="P12" style:parent-style-name="內文" style:family="paragraph">
      <style:text-properties fo:color="#002060"/>
    </style:style>
    <style:style style:name="P13" style:parent-style-name="內文" style:family="paragraph">
      <style:text-properties fo:color="#002060"/>
    </style:style>
    <style:style style:name="P14" style:parent-style-name="內文" style:family="paragraph">
      <style:text-properties fo:color="#002060"/>
    </style:style>
    <style:style style:name="P15" style:parent-style-name="內文" style:family="paragraph">
      <style:text-properties fo:color="#002060"/>
    </style:style>
    <style:style style:name="P16" style:parent-style-name="內文" style:family="paragraph">
      <style:text-properties fo:color="#002060"/>
    </style:style>
    <style:style style:name="P17" style:parent-style-name="內文" style:family="paragraph">
      <style:text-properties fo:color="#002060"/>
    </style:style>
    <style:style style:name="P18" style:parent-style-name="內文" style:family="paragraph">
      <style:text-properties fo:color="#002060"/>
    </style:style>
    <style:style style:name="P19" style:parent-style-name="內文" style:family="paragraph">
      <style:text-properties fo:color="#002060"/>
    </style:style>
    <style:style style:name="P20" style:parent-style-name="內文" style:family="paragraph">
      <style:text-properties fo:color="#002060"/>
    </style:style>
    <style:style style:name="P21" style:parent-style-name="內文" style:family="paragraph">
      <style:text-properties fo:color="#002060"/>
    </style:style>
    <style:style style:name="P22" style:parent-style-name="內文" style:family="paragraph">
      <style:text-properties fo:color="#002060"/>
    </style:style>
    <style:style style:name="P23" style:parent-style-name="內文" style:family="paragraph">
      <style:text-properties fo:color="#002060"/>
    </style:style>
    <style:style style:name="P24" style:parent-style-name="內文" style:family="paragraph">
      <style:text-properties fo:color="#002060"/>
    </style:style>
    <style:style style:name="P25" style:parent-style-name="內文" style:family="paragraph">
      <style:text-properties fo:color="#002060"/>
    </style:style>
    <style:style style:name="P26" style:parent-style-name="內文" style:family="paragraph">
      <style:text-properties fo:color="#002060"/>
    </style:style>
    <style:style style:name="P27" style:parent-style-name="內文" style:family="paragraph">
      <style:text-properties fo:color="#002060"/>
    </style:style>
    <style:style style:name="P28" style:parent-style-name="內文" style:family="paragraph">
      <style:text-properties fo:color="#002060"/>
    </style:style>
    <style:style style:name="P29" style:parent-style-name="內文" style:family="paragraph">
      <style:text-properties fo:color="#002060"/>
    </style:style>
    <style:style style:name="P30" style:parent-style-name="內文" style:family="paragraph">
      <style:text-properties fo:color="#002060"/>
    </style:style>
    <style:style style:name="P31" style:parent-style-name="內文" style:family="paragraph">
      <style:text-properties fo:color="#002060"/>
    </style:style>
    <style:style style:name="P32" style:parent-style-name="內文" style:family="paragraph">
      <style:text-properties fo:color="#002060"/>
    </style:style>
    <style:style style:name="P33" style:parent-style-name="內文" style:family="paragraph">
      <style:text-properties fo:color="#002060"/>
    </style:style>
    <style:style style:name="P34" style:parent-style-name="內文" style:family="paragraph">
      <style:text-properties fo:color="#002060"/>
    </style:style>
    <style:style style:name="P35" style:parent-style-name="內文" style:family="paragraph">
      <style:text-properties fo:color="#002060"/>
    </style:style>
    <style:style style:name="P36" style:parent-style-name="內文" style:family="paragraph">
      <style:text-properties fo:color="#002060"/>
    </style:style>
    <style:style style:name="P37" style:parent-style-name="內文" style:family="paragraph">
      <style:text-properties fo:color="#002060"/>
    </style:style>
    <style:style style:name="P38" style:parent-style-name="內文" style:family="paragraph">
      <style:text-properties fo:color="#002060"/>
    </style:style>
    <style:style style:name="P39" style:parent-style-name="內文" style:family="paragraph">
      <style:text-properties fo:color="#002060"/>
    </style:style>
    <style:style style:name="P40" style:parent-style-name="內文" style:family="paragraph">
      <style:text-properties fo:color="#002060"/>
    </style:style>
    <style:style style:name="P41" style:parent-style-name="內文" style:family="paragraph">
      <style:text-properties fo:color="#002060"/>
    </style:style>
    <style:style style:name="P42" style:parent-style-name="內文" style:family="paragraph">
      <style:text-properties fo:color="#002060"/>
    </style:style>
    <style:style style:name="P43" style:parent-style-name="內文" style:family="paragraph">
      <style:text-properties fo:color="#002060"/>
    </style:style>
    <style:style style:name="P44" style:parent-style-name="內文" style:family="paragraph">
      <style:text-properties fo:color="#002060"/>
    </style:style>
    <style:style style:name="P45" style:parent-style-name="內文" style:family="paragraph">
      <style:text-properties fo:color="#002060"/>
    </style:style>
    <style:style style:name="P46" style:parent-style-name="內文" style:family="paragraph">
      <style:text-properties fo:color="#002060"/>
    </style:style>
    <style:style style:name="P47" style:parent-style-name="內文" style:family="paragraph">
      <style:text-properties fo:color="#002060"/>
    </style:style>
    <style:style style:name="P48" style:parent-style-name="內文" style:family="paragraph">
      <style:text-properties fo:color="#002060"/>
    </style:style>
    <style:style style:name="P49" style:parent-style-name="內文" style:family="paragraph">
      <style:text-properties fo:color="#002060"/>
    </style:style>
    <style:style style:name="P50" style:parent-style-name="內文" style:family="paragraph">
      <style:text-properties fo:color="#002060"/>
    </style:style>
    <style:style style:name="T51" style:parent-style-name="預設段落字型" style:family="text">
      <style:text-properties fo:color="#002060"/>
    </style:style>
    <style:style style:name="T52" style:parent-style-name="預設段落字型" style:family="text">
      <style:text-properties fo:color="#002060"/>
    </style:style>
    <style:style style:name="T53" style:parent-style-name="預設段落字型" style:family="text">
      <style:text-properties fo:color="#002060"/>
    </style:style>
    <style:style style:name="T54" style:parent-style-name="預設段落字型" style:family="text">
      <style:text-properties fo:color="#002060"/>
    </style:style>
    <style:style style:name="T55" style:parent-style-name="預設段落字型" style:family="text">
      <style:text-properties fo:color="#002060"/>
    </style:style>
    <style:style style:name="T56" style:parent-style-name="預設段落字型" style:family="text">
      <style:text-properties fo:color="#002060"/>
    </style:style>
    <style:style style:name="T57" style:parent-style-name="預設段落字型" style:family="text">
      <style:text-properties fo:color="#002060"/>
    </style:style>
  </office:automatic-styles>
  <office:body>
    <office:text text:use-soft-page-breaks="true">
      <text:p text:style-name="P1">環狀線票價資訊</text:p>
      <text:p text:style-name="P2">Y07大坪林至十四張、秀朗橋、景平、景安等站皆為20元</text:p>
      <text:p text:style-name="P3">Y07大坪林至中和、橋和、中原等站皆為25元</text:p>
      <text:p text:style-name="P4">Y07大坪林至板新、板橋、新埔民生等站皆為30元</text:p>
      <text:p text:style-name="P5">Y07大坪林至頭前庄、幸福等站皆為35元</text:p>
      <text:p text:style-name="P6">Y07大坪林至新北產業園區站為40元</text:p>
      <text:p text:style-name="P7">Y08十四張至大坪林、秀朗橋、景平、景安、中和等站皆為20元</text:p>
      <text:p text:style-name="P8">Y08十四張至橋和、中原、板新等站皆為25元</text:p>
      <text:p text:style-name="P9">Y08十四張至板橋、新埔民生、頭前庄等站皆為30元</text:p>
      <text:p text:style-name="P10">Y08十四張至幸福、新北產業園區等站皆為35元</text:p>
      <text:p text:style-name="P11">Y09秀朗橋至大坪林、十四張、景平、景安、中和、橋和、中原等站皆為20元</text:p>
      <text:p text:style-name="P12">Y09秀朗橋至板新、板橋等站皆為25元</text:p>
      <text:p text:style-name="P13">Y09秀朗橋至新埔民生、頭前庄等站皆為30元</text:p>
      <text:p text:style-name="P14">Y09秀朗橋至幸福、新北產業園區等站皆為35元</text:p>
      <text:p text:style-name="P15">Y10景平至大坪林、十四張、秀朗橋、景安、中和、橋和、中原等站皆為20元</text:p>
      <text:p text:style-name="P16">Y10景平至板新、板橋、新埔民生等站皆為25元</text:p>
      <text:p text:style-name="P17">Y10景平至頭前庄、幸福等站皆為30元</text:p>
      <text:p text:style-name="P18">Y10景平至新北產業園區站為35元</text:p>
      <text:p text:style-name="P19">Y11景安至大坪林、十四張、秀朗橋、景平、中和、橋和、中原、板新等站皆為20元</text:p>
      <text:p text:style-name="P20">Y11景安至板橋、新埔民生等站皆為25元</text:p>
      <text:p text:style-name="P21">Y11景安至頭前庄、幸福、新北產業園區等站皆為30元</text:p>
      <text:p text:style-name="P22">Y12中和至十四張、秀朗橋、景平、景安、橋和、中原、板新、板橋、新埔民生等站皆為20元</text:p>
      <text:p text:style-name="P23">Y12中和至大坪林、頭前庄、幸福等站皆為25元</text:p>
      <text:p text:style-name="P24">Y12中和至新北產業園區站為30元</text:p>
      <text:p text:style-name="P25">Y13橋和至秀朗橋、景平、景安、中和、中原、板新、板橋、新埔民生等站皆為20元</text:p>
      <text:p text:style-name="P26">Y13橋和至大坪林、十四張、頭前庄、幸福等站皆為25元</text:p>
      <text:p text:style-name="P27">Y13橋和至新北產業園區站為30元</text:p>
      <text:p text:style-name="P28">Y14中原至秀朗橋、景平、景安、中和、橋和、板新、板橋、新埔民生等站皆為20元</text:p>
      <text:p text:style-name="P29">Y14中原至大坪林、十四張、頭前庄、幸福、新北產業園區等站皆為25元</text:p>
      <text:p text:style-name="P30">Y15板新至景安、中和、橋和、中原、板橋、新埔民生、頭前庄、幸福等站皆為20元</text:p>
      <text:p text:style-name="P31">Y15板新至十四張、秀朗橋、景平、新北產業園區等站皆為25元</text:p>
      <text:p text:style-name="P32">Y15板新至大坪林站為30元</text:p>
      <text:p text:style-name="P33">Y16板橋至中和、橋和、中原、板新、新埔民生、頭前庄、幸福等站皆為20元</text:p>
      <text:p text:style-name="P34">Y16板橋至秀朗橋、景平、景安、新北產業園區等站皆為25元</text:p>
      <text:p text:style-name="P35">Y16板橋至大坪林、十四張等站皆為30元</text:p>
      <text:p text:style-name="P36">Y17新埔民生至中和、橋和、中原、板新、板橋、頭前庄、幸福、新北產業園區等站皆為20元</text:p>
      <text:p text:style-name="P37">Y17新埔民生至景平、景安等站皆為25元</text:p>
      <text:p text:style-name="P38">Y17新埔民生至大坪林、十四張、秀朗橋等站皆為30元</text:p>
      <text:p text:style-name="P39">Y18頭前庄至板新、板橋、新埔民生、幸福、新北產業園區等站皆為20元</text:p>
      <text:p text:style-name="P40">Y18頭前庄至中和、橋和、中原等站皆為25元</text:p>
      <text:p text:style-name="P41">Y18頭前庄至十四張、秀朗橋、景平、景安等站皆為30元</text:p>
      <text:soft-page-break/>
      <text:p text:style-name="P42">Y18頭前庄至大坪林站為35元</text:p>
      <text:p text:style-name="P43">Y19幸福至板新、板橋、新埔民生、頭前庄、新北產業園區等站皆為20元</text:p>
      <text:p text:style-name="P44">Y19幸福至中和、橋和、中原等站皆為25元</text:p>
      <text:p text:style-name="P45">Y19幸福至景平、景安等站皆為30元</text:p>
      <text:p text:style-name="P46">Y19幸福至大坪林、十四張、秀朗橋等站皆為35元</text:p>
      <text:p text:style-name="P47">Y20新北產業園區至新埔民生、頭前庄、幸福等站皆為20元</text:p>
      <text:p text:style-name="P48">Y20新北產業園區至中原、板新、板橋等站皆為25元</text:p>
      <text:p text:style-name="P49">Y20新北產業園區至景安、中和、橋和等站皆為30元</text:p>
      <text:p text:style-name="P50">Y20新北產業園區至十四張、秀朗橋、景平等站皆為35元</text:p>
      <text:p text:style-name="內文"><text:span text:style-name="T51">Y20</text:span><text:span text:style-name="T52">新北產業園區</text:span><text:span text:style-name="T53">至</text:span><text:span text:style-name="T54">大坪林</text:span><text:span text:style-name="T55">站為</text:span><text:span text:style-name="T56">40</text:span><text:span text:style-name="T57">元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陳可虔</meta:initial-creator>
    <dc:creator>user</dc:creator>
    <meta:creation-date>2024-10-05T07:01:00Z</meta:creation-date>
    <dc:date>2024-10-05T07:01:00Z</dc:date>
    <meta:template xlink:href="Normal.dotm" xlink:type="simple"/>
    <meta:editing-cycles>2</meta:editing-cycles>
    <meta:editing-duration>PT0S</meta:editing-duration>
    <meta:document-statistic meta:page-count="2" meta:paragraph-count="2" meta:word-count="203" meta:character-count="1361" meta:row-count="9" meta:non-whitespace-character-count="1160"/>
  </office:meta>
</office:document-meta>
</file>